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style:font-name="Arial3"/>
    </style:style>
    <style:style style:name="P8" style:family="paragraph">
      <style:text-properties fo:font-size="28pt" style:font-size-asian="36pt" style:font-size-complex="36pt"/>
    </style:style>
    <style:style style:name="P9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Arial3"/>
    </style:style>
    <style:style style:name="T3" style:family="text">
      <style:text-properties style:font-name="Latin Modern Roman Demi" fo:font-size="32pt" style:font-size-asian="40pt" style:font-size-complex="40pt"/>
    </style:style>
    <style:style style:name="T4" style:family="text">
      <style:text-properties style:font-name="Latin Modern Roman Demi1"/>
    </style:style>
    <style:style style:name="T5" style:family="text">
      <style:text-properties style:font-name="Latin Modern Roman Demi" style:text-underline-style="solid" style:text-underline-width="auto" style:text-underline-color="font-color"/>
    </style:style>
    <style:style style:name="T6" style:family="text">
      <style:text-properties style:font-name="Latin Modern Roman Demi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5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Gestion des attaques</text:span></text:p>
                <text:p><text:span text:style-name="T1"/></text:p>
              </text:list-item>
              <text:list-item>
                <text:p><text:span text:style-name="T1">Utilisation et Installation de DVWA pour les tests </text:span></text:p>
                <text:list>
                  <text:list-item>
                    <text:p><text:span text:style-name="T1">Terminé</text:span></text:p>
                    <text:p><text:span text:style-name="T1"/></text:p>
                  </text:list-item>
                </text:list>
              </text:list-item>
              <text:list-item>
                <text:p><text:span text:style-name="T1">Amélioration de la grammaire MySQL</text:span></text:p>
                <text:list>
                  <text:list-item>
                    <text:p><text:span text:style-name="T1">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list text:style-name="L1">
              <text:list-header>
                <text:p><text:span text:style-name="T2">Gestion des attaques</text:span></text:p>
              </text:list-header>
            </text:list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Gestion des messages d'erreurs</text:span></text:p>
                <text:p><text:span text:style-name="T1"/></text:p>
              </text:list-item>
              <text:list-item>
                <text:p><text:span text:style-name="T1">Le DBF catch les attaqu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8" draw:layer="layout" svg:width="20cm" svg:height="2cm" svg:x="1.4cm" svg:y="1.599cm" presentation:class="title" presentation:user-transformed="true">
          <draw:text-box>
            <text:p><text:span text:style-name="T3">Utilisation de DVWA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ntégration du DBF entre DVWA et MySQL</text:span></text:p>
                <text:p><text:span text:style-name="T1"/></text:p>
              </text:list-item>
              <text:list-item>
                <text:p><text:span text:style-name="T1">Création d'exception propre pour DVWA</text:span></text:p>
                <text:list>
                  <text:list-item>
                    <text:p><text:span text:style-name="T1">Car initialisation non accepté par défaut</text:span></text:p>
                  </text:list-item>
                </text:list>
                <text:p><text:span text:style-name="T1"/></text:p>
              </text:list-item>
              <text:list-item>
                <text:p><text:span text:style-name="T1">Premiers tests </text:span></text:p>
                <text:list>
                  <text:list-header>
                    <text:p><text:span text:style-name="T1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8" draw:layer="layout" svg:width="20cm" svg:height="2cm" svg:x="1.4cm" svg:y="1.599cm" presentation:class="title" presentation:user-transformed="true">
          <draw:text-box>
            <text:p><text:span text:style-name="T3">Amélioration grammaire MySQL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RDER BY, DESC, GROUP BY</text:span></text:p>
                <text:list>
                  <text:list-item>
                    <text:p><text:span text:style-name="T1">Permet de diminuer les faux positifs </text:span></text:p>
                  </text:list-item>
                  <text:list-item>
                    <text:p><text:span text:style-name="T1">Terminé</text:span></text:p>
                  </text:list-item>
                </text:list>
                <text:p><text:span text:style-name="T1"><text:s/></text:span></text:p>
              </text:list-item>
              <text:list-item>
                <text:p><text:span text:style-name="T1">Résultats : </text:span></text:p>
                <text:list>
                  <text:list-item>
                    <text:p><text:span text:style-name="T1">Moins de faux positifs</text:span></text:p>
                  </text:list-item>
                  <text:list-item>
                    <text:p><text:span text:style-name="T1">Certaines requêtes ''malveillantes'' passent </text:span></text:p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Faire les tests avec SQLmap </text:span></text:p>
                <text:p><text:span text:style-name="T4"/></text:p>
              </text:list-item>
              <text:list-item>
                <text:p><text:span text:style-name="T4">Trouver une base de données de requêtes légitimes</text:span></text:p>
                <text:p><text:span text:style-name="T4"/></text:p>
              </text:list-item>
              <text:list-item>
                <text:p><text:span text:style-name="T4">Faire les tests sur les données légitim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5"/></text:p>
                <text:p text:style-name="P2"><text:span text:style-name="T6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23T13:49:45.810863654</dc:date>
    <meta:editing-duration>PT3H23S</meta:editing-duration>
    <meta:editing-cycles>69</meta:editing-cycles>
    <meta:generator>LibreOffice/4.4.6.3$Linux_X86_64 LibreOffice_project/40m0$Build-3</meta:generator>
    <dc:creator>menguy </dc:creator>
    <meta:document-statistic meta:object-count="63"/>
  </office:meta>
</office:document-meta>
</file>